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Normal" style:family="paragraph">
      <style:paragraph-properties fo:margin-left="0.9895in">
        <style:tab-stops/>
      </style:paragraph-properties>
    </style:style>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family="paragraph">
      <style:paragraph-properties fo:margin-left="1.2395in">
        <style:tab-stops/>
      </style:paragraph-properties>
    </style:style>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text-properties fo:language="en" fo:country="US"/>
    </style:style>
    <style:style style:name="P15" style:parent-style-name="ListParagraph" style:list-style-name="LFO1" style:family="paragraph"/>
    <style:style style:name="P16" style:parent-style-name="ListParagraph" style:family="paragraph">
      <style:paragraph-properties fo:margin-left="1.2395in">
        <style:tab-stops/>
      </style:paragraph-properties>
    </style:style>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text-properties fo:language="en" fo:country="US"/>
    </style:style>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text-properties fo:language="en" fo:country="US"/>
    </style:style>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text-properties fo:language="en" fo:country="US"/>
    </style:style>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name="P33" style:parent-style-name="ListParagraph" style:list-style-name="LFO1" style:family="paragraph">
      <style:text-properties fo:language="en" fo:country="US"/>
    </style:style>
    <style:style style:name="P34" style:parent-style-name="ListParagraph" style:list-style-name="LFO1" style:family="paragraph"/>
    <style:style style:name="T35" style:parent-style-name="DefaultParagraphFont" style:family="text">
      <style:text-properties fo:language="en" fo:country="US"/>
    </style:style>
    <style:style style:name="P36" style:parent-style-name="ListParagraph" style:list-style-name="LFO1" style:family="paragraph"/>
    <style:style style:name="P37" style:parent-style-name="ListParagraph" style:list-style-name="LFO1" style:family="paragraph"/>
    <style:style style:name="P38" style:parent-style-name="ListParagraph" style:list-style-name="LFO1" style:family="paragraph"/>
    <style:style style:name="P39" style:parent-style-name="ListParagraph" style:list-style-name="LFO1" style:family="paragraph"/>
    <style:style style:name="P40" style:parent-style-name="ListParagraph" style:list-style-name="LFO1" style:family="paragraph"/>
    <style:style style:name="P41" style:parent-style-name="ListParagraph" style:list-style-name="LFO1" style:family="paragraph"/>
    <style:style style:name="P42" style:parent-style-name="ListParagraph" style:family="paragraph">
      <style:paragraph-properties fo:margin-left="0.7395in">
        <style:tab-stops/>
      </style:paragraph-properties>
      <style:text-properties fo:language="en" fo:country="US"/>
    </style:style>
    <style:style style:name="P43" style:parent-style-name="Normal" style:family="paragraph">
      <style:text-properties fo:language="en" fo:country="US"/>
    </style:style>
    <style:style style:name="P44" style:parent-style-name="Normal" style:family="paragraph">
      <style:paragraph-properties fo:margin-left="0.4895in">
        <style:tab-stops/>
      </style:paragraph-properties>
    </style:style>
    <style:style style:name="T45" style:parent-style-name="Strong" style:family="text">
      <style:text-properties fo:language="en" fo:country="US"/>
    </style:style>
    <style:style style:name="P46" style:parent-style-name="ListParagraph" style:list-style-name="LFO1" style:family="paragraph">
      <style:text-properties fo:language="en" fo:country="US"/>
    </style:style>
    <style:style style:name="P47" style:parent-style-name="ListParagraph" style:list-style-name="LFO1" style:family="paragraph"/>
    <style:style style:name="P48" style:parent-style-name="ListParagraph" style:list-style-name="LFO1" style:family="paragraph"/>
    <style:style style:name="P49" style:parent-style-name="ListParagraph" style:list-style-name="LFO1" style:family="paragraph"/>
    <style:style style:name="P50" style:parent-style-name="ListParagraph" style:family="paragraph">
      <style:paragraph-properties fo:margin-left="0.7395in">
        <style:tab-stops/>
      </style:paragraph-properties>
      <style:text-properties fo:language="en" fo:country="US"/>
    </style:style>
    <style:style style:name="P51" style:parent-style-name="ListParagraph" style:list-style-name="LFO1" style:family="paragraph">
      <style:text-properties fo:language="en" fo:country="US"/>
    </style:style>
    <style:style style:name="P52" style:parent-style-name="ListParagraph" style:list-style-name="LFO1" style:family="paragraph"/>
    <style:style style:name="P53" style:parent-style-name="ListParagraph" style:list-style-name="LFO1" style:family="paragraph"/>
    <style:style style:name="P54" style:parent-style-name="ListParagraph" style:list-style-name="LFO1" style:family="paragraph"/>
    <style:style style:name="P55" style:parent-style-name="Normal" style:family="paragraph">
      <style:text-properties fo:language="en" fo:country="US"/>
    </style:style>
    <style:style style:name="P56" style:parent-style-name="ListParagraph" style:list-style-name="LFO1" style:family="paragraph">
      <style:text-properties fo:language="en" fo:country="US"/>
    </style:style>
    <style:style style:name="P57" style:parent-style-name="ListParagraph" style:list-style-name="LFO1" style:family="paragraph"/>
    <style:style style:name="P58" style:parent-style-name="ListParagraph" style:list-style-name="LFO1" style:family="paragraph"/>
    <style:style style:name="P59" style:parent-style-name="ListParagraph" style:list-style-name="LFO1" style:family="paragraph"/>
    <style:style style:name="P60" style:parent-style-name="ListParagraph" style:family="paragraph">
      <style:paragraph-properties fo:margin-left="0.7395in">
        <style:tab-stops/>
      </style:paragraph-properties>
      <style:text-properties fo:language="en" fo:country="US"/>
    </style:style>
    <style:style style:name="P61" style:parent-style-name="ListParagraph" style:list-style-name="LFO1" style:family="paragraph"/>
    <style:style style:name="T62" style:parent-style-name="DefaultParagraphFont" style:family="text">
      <style:text-properties fo:language="en" fo:country="US"/>
    </style:style>
    <style:style style:name="P63" style:parent-style-name="ListParagraph" style:list-style-name="LFO1" style:family="paragraph"/>
    <style:style style:name="P64" style:parent-style-name="ListParagraph" style:list-style-name="LFO1" style:family="paragraph"/>
    <style:style style:name="P65" style:parent-style-name="ListParagraph" style:list-style-name="LFO1" style:family="paragraph"/>
    <style:style style:name="P66" style:parent-style-name="ListParagraph" style:family="paragraph">
      <style:paragraph-properties fo:margin-left="0.7395in">
        <style:tab-stops/>
      </style:paragraph-properties>
    </style:style>
    <style:style style:name="P67" style:parent-style-name="ListParagraph" style:list-style-name="LFO1" style:family="paragraph"/>
    <style:style style:name="P68" style:parent-style-name="ListParagraph" style:list-style-name="LFO1" style:family="paragraph"/>
    <style:style style:name="P69" style:parent-style-name="ListParagraph" style:list-style-name="LFO1" style:family="paragraph"/>
    <style:style style:name="P70" style:parent-style-name="ListParagraph" style:list-style-name="LFO1" style:family="paragraph"/>
    <style:style style:name="P71" style:parent-style-name="ListParagraph" style:family="paragraph">
      <style:paragraph-properties fo:margin-left="0.7395in">
        <style:tab-stops/>
      </style:paragraph-properties>
    </style:style>
    <style:style style:name="P72" style:parent-style-name="ListParagraph" style:list-style-name="LFO1" style:family="paragraph"/>
    <style:style style:name="P73" style:parent-style-name="ListParagraph" style:list-style-name="LFO1" style:family="paragraph"/>
    <style:style style:name="P74" style:parent-style-name="ListParagraph" style:list-style-name="LFO1" style:family="paragraph"/>
    <style:style style:name="P75" style:parent-style-name="ListParagraph" style:list-style-name="LFO1" style:family="paragraph"/>
    <style:style style:name="P76" style:parent-style-name="ListParagraph" style:family="paragraph">
      <style:paragraph-properties fo:margin-left="0.7395in">
        <style:tab-stops/>
      </style:paragraph-properties>
    </style:style>
    <style:style style:name="P77" style:parent-style-name="ListParagraph" style:list-style-name="LFO1" style:family="paragraph"/>
    <style:style style:name="P78" style:parent-style-name="ListParagraph" style:list-style-name="LFO1" style:family="paragraph"/>
    <style:style style:name="P79" style:parent-style-name="ListParagraph" style:list-style-name="LFO1" style:family="paragraph"/>
    <style:style style:name="P80" style:parent-style-name="ListParagraph" style:list-style-name="LFO1" style:family="paragraph"/>
    <style:style style:name="P81" style:parent-style-name="ListParagraph" style:family="paragraph">
      <style:paragraph-properties fo:margin-left="0.7395in">
        <style:tab-stops/>
      </style:paragraph-properties>
    </style:style>
    <style:style style:name="P82" style:parent-style-name="ListParagraph" style:list-style-name="LFO1" style:family="paragraph"/>
    <style:style style:name="P83" style:parent-style-name="ListParagraph" style:list-style-name="LFO1" style:family="paragraph"/>
    <style:style style:name="P84" style:parent-style-name="ListParagraph" style:list-style-name="LFO1" style:family="paragraph"/>
    <style:style style:name="P85" style:parent-style-name="ListParagraph" style:list-style-name="LFO1" style:family="paragraph"/>
    <style:style style:name="P86" style:parent-style-name="ListParagraph" style:family="paragraph">
      <style:paragraph-properties fo:margin-left="0.7395in">
        <style:tab-stops/>
      </style:paragraph-properties>
    </style:style>
    <style:style style:name="P87" style:parent-style-name="ListParagraph" style:list-style-name="LFO1" style:family="paragraph"/>
    <style:style style:name="P88" style:parent-style-name="ListParagraph" style:list-style-name="LFO1" style:family="paragraph"/>
    <style:style style:name="P89" style:parent-style-name="ListParagraph" style:list-style-name="LFO1" style:family="paragraph"/>
    <style:style style:name="P90" style:parent-style-name="ListParagraph" style:list-style-name="LFO1" style:family="paragraph"/>
    <style:style style:name="P91" style:parent-style-name="ListParagraph" style:list-style-name="LFO1" style:family="paragraph"/>
    <style:style style:name="P92" style:parent-style-name="ListParagraph" style:list-style-name="LFO1" style:family="paragraph"/>
    <style:style style:name="P93" style:parent-style-name="ListParagraph" style:list-style-name="LFO1" style:family="paragraph"/>
    <style:style style:name="P94" style:parent-style-name="ListParagraph" style:list-style-name="LFO1" style:family="paragraph"/>
    <style:style style:name="P95" style:parent-style-name="ListParagraph" style:family="paragraph">
      <style:paragraph-properties fo:margin-left="0.7395in">
        <style:tab-stops/>
      </style:paragraph-properties>
    </style:style>
    <style:style style:name="P96" style:parent-style-name="Normal" style:family="paragraph">
      <style:paragraph-properties fo:margin-left="0.4895in">
        <style:tab-stops/>
      </style:paragraph-properties>
    </style:style>
    <style:style style:name="P97" style:parent-style-name="ListParagraph" style:list-style-name="LFO1" style:family="paragraph"/>
    <style:style style:name="P98" style:parent-style-name="ListParagraph" style:list-style-name="LFO1" style:family="paragraph"/>
    <style:style style:name="P99" style:parent-style-name="ListParagraph" style:list-style-name="LFO1" style:family="paragraph"/>
    <style:style style:name="P100" style:parent-style-name="ListParagraph" style:list-style-name="LFO1" style:family="paragraph"/>
    <style:style style:name="P101" style:parent-style-name="ListParagraph" style:list-style-name="LFO1" style:family="paragraph"/>
    <style:style style:name="P102" style:parent-style-name="Normal" style:family="paragraph">
      <style:paragraph-properties fo:text-indent="0.4895in"/>
    </style:style>
    <style:style style:name="P103" style:parent-style-name="ListParagraph" style:list-style-name="LFO1" style:family="paragraph"/>
    <style:style style:name="P104" style:parent-style-name="ListParagraph" style:list-style-name="LFO1" style:family="paragraph"/>
    <style:style style:name="P105" style:parent-style-name="ListParagraph" style:list-style-name="LFO1" style:family="paragraph"/>
    <style:style style:name="P106" style:parent-style-name="ListParagraph" style:list-style-name="LFO1" style:family="paragraph"/>
    <style:style style:name="P107" style:parent-style-name="ListParagraph" style:list-style-name="LFO1" style:family="paragraph"/>
    <style:style style:name="P108" style:parent-style-name="ListParagraph" style:list-style-name="LFO1" style:family="paragraph"/>
    <style:style style:name="P109" style:parent-style-name="ListParagraph" style:list-style-name="LFO1" style:family="paragraph"/>
    <style:style style:name="P110" style:parent-style-name="Normal" style:family="paragraph">
      <style:paragraph-properties fo:margin-left="0.4895in">
        <style:tab-stops/>
      </style:paragraph-properties>
    </style:style>
  </office:automatic-styles>
  <office:body>
    <office:text text:use-soft-page-breaks="true">
      <text:p text:style-name="P1">Idées de jeux pouvant servir lors des LANs :</text:p>
      <text:p text:style-name="Normal"><text:tab/><text:span text:style-name="Strong">RTS :</text:span></text:p>
      <text:list text:style-name="LFO1" text:continue-numbering="true">
        <text:list-item>
          <text:p text:style-name="P2">Starcraft</text:p>
          <text:list text:continue-numbering="true">
            <text:list-item>
              <text:p text:style-name="P3">Présentation : <text:s/><text:line-break/>Starcraft II est un jeu de stratégie en temps réel sur PC au sein d'une galaxie où trois factions s'affrontent sans merci. D'un côté, les Terrans, descendants de colons humains. De l'autre, les Protoss, une race très avancée technologiquement et dotée de pouvoirs psioniques. Enfin, les Zergs, hordes de créatures diverses issues de mutations biologiques et regroupées en essaim.</text:p>
            </text:list-item>
            <text:list-item>
              <text:p text:style-name="P4">Configuration minimale :<text:s/><text:line-break/>PIV<text:s/>2.2GHz ou AMD Athlon équivalent<text:line-break/>1 Go de RAM<text:line-break/>Carte 3D 128 Mo</text:p>
            </text:list-item>
            <text:list-item>
              <text:p text:style-name="P5">Lien JV.com :<text:line-break/><text:a xlink:href="http://www.jeuxvideo.com/articles/0001/00013186-starcraft-ii-wings-of-liberty-test.htm" office:target-frame-name="_top" xlink:show="replace"><text:span text:style-name="Hyperlink">http://www.jeuxvideo.com/articles/0001/00013186-starcraft-ii-wings-of-liberty-test.htm</text:span></text:a><text:s/></text:p>
            </text:list-item>
          </text:list>
        </text:list-item>
      </text:list>
      <text:p text:style-name="P6"/>
      <text:list text:style-name="LFO1" text:continue-numbering="true">
        <text:list-item>
          <text:p text:style-name="P7">Dawn of war</text:p>
          <text:list text:continue-numbering="true">
            <text:list-item>
              <text:p text:style-name="P8">Présentation : <text:s/><text:line-break/>Dawn of war est un jeu de<text:s/>stratégie en temps réel sur PC<text:s/>proposant une grande diversité de stratégies grâce à neuf races uniques en leurs genre. Le jeu est basé sur l’univers de Warhammer 40k, et offre un multi pour 8 joueurs maximums.<text:s/><text:s/></text:p>
            </text:list-item>
            <text:list-item>
              <text:p text:style-name="P9">Configuration minimale :<text:line-break/>PIII 1,4 GHz<text:s/><text:line-break/>256 Mo de RAM<text:line-break/>carte 3D 32 Mo</text:p>
            </text:list-item>
            <text:list-item>
              <text:p text:style-name="P10">Lien JV.com :<text:line-break/><text:a xlink:href="http://www.jeuxvideo.com/articles/0000/00004583_test.htm" office:target-frame-name="_top" xlink:show="replace"><text:span text:style-name="Hyperlink">http://www.jeuxvideo.com/articles/0000/00004583_test.htm</text:span></text:a><text:s/></text:p>
            </text:list-item>
          </text:list>
        </text:list-item>
      </text:list>
      <text:p text:style-name="P11"/>
      <text:list text:style-name="LFO1" text:continue-numbering="true">
        <text:list-item>
          <text:p text:style-name="P12">Age of empire<text:s/>2</text:p>
          <text:list text:continue-numbering="true">
            <text:list-item>
              <text:p text:style-name="P13">Présentation : <text:s/><text:line-break/>Age of Empires II : The Age of Kings est un jeu de stratégie sur PC. C'est un contexte médiéval qui est à l'honneur dans le titre, traversé par de grandes figures historiques, de Jeanne D'Arc à Saladin en passant par Gengis Kahn ou Yoshidune. Construisez votre empire et faites-le évoluer afin de régner en maître absolu sur vos adversaires.</text:p>
            </text:list-item>
            <text:list-item>
              <text:p text:style-name="P14">Configuration minimale :<text:line-break/>Pentium 166<text:line-break/>32 Mo RAM</text:p>
            </text:list-item>
            <text:list-item>
              <text:p text:style-name="P15">Lien JV.com :<text:line-break/><text:a xlink:href="http://www.jeuxvideo.com/jeux/pc/00003237-age-of-empires-ii-the-age-of-kings.htm" office:target-frame-name="_top" xlink:show="replace"><text:span text:style-name="Hyperlink">http://www.jeuxvideo.com/jeux/pc/00003237-age-of-empires-ii-the-age-of-kings.htm</text:span></text:a><text:s/></text:p>
            </text:list-item>
          </text:list>
        </text:list-item>
      </text:list>
      <text:p text:style-name="P16"/>
      <text:list text:style-name="LFO1" text:continue-numbering="true">
        <text:list-item>
          <text:p text:style-name="P17">Age of empire 3</text:p>
          <text:list text:continue-numbering="true">
            <text:list-item>
              <text:p text:style-name="P18">Présentation : <text:s/><text:line-break/>Age of Empires III est un jeu de stratégie sur PC. Huit civilisations ayant chacune leurs spécificités, s'offrent à nous : les Britanniques, les Espagnols, les Portugais, les Allemands, les Russes, les Ottomans, les Néerlandais et les Français. Construisez votre empire et faites-le évoluer afin de régner en maître absolu sur vos adversaires.</text:p>
            </text:list-item>
            <text:list-item>
              <text:p text:style-name="P19">Configuration minimale :<text:line-break/>PIV 1,4 GHz<text:line-break/>256 Mo de RAM<text:line-break/>carte 3D 64 Mo</text:p>
            </text:list-item>
            <text:list-item>
              <text:p text:style-name="P20">Lien JV.com :<text:line-break/><text:a xlink:href="http://www.jeuxvideo.com/jeux/pc/00014009-age-of-empires-iii.htm" office:target-frame-name="_top" xlink:show="replace"><text:span text:style-name="Hyperlink">http://www.jeuxvideo.com/jeux/pc/00014009-age-of-empires-iii.htm</text:span></text:a><text:s/></text:p>
            </text:list-item>
          </text:list>
        </text:list-item>
      </text:list>
      <text:p text:style-name="Normal"/>
      <text:list text:style-name="LFO1" text:continue-numbering="true">
        <text:list-item>
          <text:p text:style-name="P21">Supreme commander</text:p>
          <text:list text:continue-numbering="true">
            <text:list-item>
              <text:p text:style-name="P22"><text:line-break/>Supreme Commander est un jeu de stratégie sur PC dans lequel vous incarnez l'une des trois factions disponibles, la Fédération Terrienne Unie, les Aeons ou les Cybrans.<text:s/>Le jeu tourne autour du contrôle de points de ressources, la technologie. Une particularité du jeu est le zoom stratégique permettant de voir l’ensemble du terrain sur son écran.</text:p>
            </text:list-item>
            <text:list-item>
              <text:p text:style-name="P23">Configuration minimale :<text:line-break/>PIV 1,8 GHz<text:line-break/>512 Mo de RAM<text:line-break/>carte 3D 128 Mo</text:p>
            </text:list-item>
            <text:list-item>
              <text:p text:style-name="P24">Lien JV.com :<text:line-break/><text:a xlink:href="http://www.jeuxvideo.com/jeux/pc/00014896-supreme-commander.htm" office:target-frame-name="_top" xlink:show="replace"><text:span text:style-name="Hyperlink">http://www.jeuxvideo.com/jeux/pc/00014896-supreme-commander.htm</text:span></text:a><text:s/></text:p>
            </text:list-item>
          </text:list>
        </text:list-item>
      </text:list>
      <text:p text:style-name="Normal"/>
      <text:list text:style-name="LFO1" text:continue-numbering="true">
        <text:list-item>
          <text:p text:style-name="P25">Empire earth<text:s/>2</text:p>
          <text:list text:continue-numbering="true">
            <text:list-item>
              <text:p text:style-name="P26">Présentation : <text:s/><text:line-break/>Issu de la série qui a révolutionné la stratégie en temps réel, Empire Earth revient parmi nous avec un second opus sur PC. Diplomatie, guerres, inventions, développement... Bâtissez, divisez et partez à la conquête du monde pour laisser à nouveau votre empreinte dans l'histoire. Découvrez l'histoire de l'humanité au travers de quinze époques uniques.</text:p>
            </text:list-item>
            <text:list-item>
              <text:p text:style-name="P27">Configuration minimale :<text:line-break/>PIV 1,5 GHz<text:line-break/><text:soft-page-break/>256 Mo de RAM<text:line-break/>carte 3D 64 Mo</text:p>
            </text:list-item>
            <text:list-item>
              <text:p text:style-name="P28">Lien JV.com :<text:line-break/><text:a xlink:href="http://www.jeuxvideo.com/jeux/pc/00012820-empire-earth-ii.htm" office:target-frame-name="_top" xlink:show="replace"><text:span text:style-name="Hyperlink">http://www.jeuxvideo.com/jeux/pc/00012820-empire-earth-ii.htm</text:span></text:a><text:s/></text:p>
            </text:list-item>
          </text:list>
        </text:list-item>
      </text:list>
      <text:p text:style-name="Normal"/>
      <text:list text:style-name="LFO1" text:continue-numbering="true">
        <text:list-item>
          <text:p text:style-name="P29">command &amp; conquer<text:s/>3</text:p>
          <text:list text:continue-numbering="true">
            <text:list-item>
              <text:p text:style-name="P30">Présentation : <text:s/><text:line-break/>Command &amp; Conquer 3 est un jeu de stratégie sur PC. Aux commandes du NOD ou du GDI, combattez votre ennemi pour asseoir votre armée sur terre. Bâtissez vos bases, vos hommes et vos armes pour venir à bout de vos adversaires. Jouable en LAN et en multijoueur online, C&amp;C 3 vous réserve de nombreuses surprises, comme la possibilité de gérer une nouvelle faction extraterrestre, les Scrins...</text:p>
            </text:list-item>
            <text:list-item>
              <text:p text:style-name="P31">Configuration minimale :<text:line-break/>PIV 2 GHz<text:line-break/>1 Go de RAM<text:line-break/>carte 3D 128 Mo</text:p>
            </text:list-item>
            <text:list-item>
              <text:p text:style-name="P32">Lien JV.com :<text:line-break/><text:a xlink:href="http://www.jeuxvideo.com/jeux/pc/00016106-command-conquer-3-les-guerres-du-tiberium.htm" office:target-frame-name="_top" xlink:show="replace"><text:span text:style-name="Hyperlink">http://www.jeuxvideo.com/jeux/pc/00016106-command-conquer-3-les-guerres-du-tiberium.htm</text:span></text:a><text:s/></text:p>
            </text:list-item>
          </text:list>
        </text:list-item>
      </text:list>
      <text:p text:style-name="Normal"/>
      <text:list text:style-name="LFO1" text:continue-numbering="true">
        <text:list-item>
          <text:p text:style-name="P33">Shogun</text:p>
          <text:list text:continue-numbering="true">
            <text:list-item>
              <text:p text:style-name="P34">Présentation : <text:s/><text:line-break/>Shogun 2 : Total War est un jeu de stratégie sur PC qui reprend les bases de la série en s'attaquant une nouvelle fois au Japon féodal. Construit sur une base historique précise, le titre vous propose de prendre la tête de l'un des 9 principaux clans japonais et de livrer bataille pour devenir Shogun. Vous devez gérer l'économie et la politique de vos provinces mais aussi diriger directement vos troupes sur le champ de bataille.<text:s/><text:span text:style-name="T35">Le titre propose également un mode multijoueur complet.</text:span></text:p>
            </text:list-item>
            <text:list-item>
              <text:p text:style-name="P36">Configuration minimale :<text:line-break/>Processeur Intel Dual Core à 2 GHz<text:s/>ou équivalent AMD<text:line-break/>1 Go de RAM pour XP, 2 Go de RAM pour Vista/7<text:line-break/>Carte graphique 256 Mo</text:p>
            </text:list-item>
            <text:list-item>
              <text:p text:style-name="P37">Lien JV.com :<text:line-break/><text:a xlink:href="http://www.jeuxvideo.com/jeux/pc/00037211-total-war-shogun-2.htm" office:target-frame-name="_top" xlink:show="replace"><text:span text:style-name="Hyperlink">http://www.jeuxvideo.com/jeux/pc/00037211-total-war-shogun-2.htm</text:span></text:a><text:s/></text:p>
            </text:list-item>
          </text:list>
        </text:list-item>
      </text:list>
      <text:p text:style-name="Normal"/>
      <text:list text:style-name="LFO1" text:continue-numbering="true">
        <text:list-item>
          <text:p text:style-name="P38">Blood bowl</text:p>
          <text:list text:continue-numbering="true">
            <text:list-item>
              <text:p text:style-name="P39">Présentation : <text:s/></text:p>
            </text:list-item>
            <text:list-item>
              <text:p text:style-name="P40">Configuration minimale :</text:p>
            </text:list-item>
            <text:list-item>
              <text:p text:style-name="P41">Lien JV.com :</text:p>
            </text:list-item>
          </text:list>
        </text:list-item>
      </text:list>
      <text:p text:style-name="P42"/>
      <text:p text:style-name="P43"/>
      <text:p text:style-name="P44"><text:span text:style-name="T45">FPS :</text:span></text:p>
      <text:list text:style-name="LFO1" text:continue-numbering="true">
        <text:list-item>
          <text:p text:style-name="P46">Battlefield</text:p>
          <text:list text:continue-numbering="true">
            <text:list-item>
              <text:p text:style-name="P47">Présentation : <text:s/></text:p>
            </text:list-item>
            <text:list-item>
              <text:p text:style-name="P48">Configuration minimale :</text:p>
            </text:list-item>
            <text:list-item>
              <text:p text:style-name="P49">Lien JV.com :</text:p>
            </text:list-item>
          </text:list>
        </text:list-item>
      </text:list>
      <text:p text:style-name="P50"/>
      <text:list text:style-name="LFO1" text:continue-numbering="true">
        <text:list-item>
          <text:p text:style-name="P51">Call of duty</text:p>
          <text:list text:continue-numbering="true">
            <text:list-item>
              <text:p text:style-name="P52">Présentation : <text:s/></text:p>
            </text:list-item>
            <text:list-item>
              <text:p text:style-name="P53">Configuration minimale :</text:p>
            </text:list-item>
            <text:list-item>
              <text:p text:style-name="P54">Lien JV.com :</text:p>
            </text:list-item>
          </text:list>
        </text:list-item>
      </text:list>
      <text:p text:style-name="P55"/>
      <text:list text:style-name="LFO1" text:continue-numbering="true">
        <text:list-item>
          <text:p text:style-name="P56">Unreal tournament</text:p>
          <text:list text:continue-numbering="true">
            <text:list-item>
              <text:p text:style-name="P57">Présentation : <text:s/></text:p>
            </text:list-item>
            <text:list-item>
              <text:p text:style-name="P58">Configuration minimale :</text:p>
            </text:list-item>
            <text:list-item>
              <text:p text:style-name="P59">Lien JV.com :</text:p>
            </text:list-item>
          </text:list>
        </text:list-item>
      </text:list>
      <text:p text:style-name="P60"/>
      <text:list text:style-name="LFO1" text:continue-numbering="true">
        <text:list-item>
          <text:p text:style-name="P61"><text:span text:style-name="T62">Quake 3 et d</text:span>érivés</text:p>
          <text:list text:continue-numbering="true">
            <text:list-item>
              <text:p text:style-name="P63">Présentation : <text:s/></text:p>
            </text:list-item>
            <text:list-item>
              <text:p text:style-name="P64">Configuration minimale :</text:p>
            </text:list-item>
            <text:list-item>
              <text:p text:style-name="P65">Lien JV.com :</text:p>
            </text:list-item>
          </text:list>
        </text:list-item>
      </text:list>
      <text:p text:style-name="P66"/>
      <text:list text:style-name="LFO1" text:continue-numbering="true">
        <text:list-item>
          <text:p text:style-name="P67">CS</text:p>
          <text:list text:continue-numbering="true">
            <text:list-item>
              <text:p text:style-name="P68">Présentation : <text:s/></text:p>
            </text:list-item>
            <text:list-item>
              <text:p text:style-name="P69">Configuration minimale :</text:p>
            </text:list-item>
            <text:list-item>
              <text:p text:style-name="P70">Lien JV.com :</text:p>
            </text:list-item>
          </text:list>
        </text:list-item>
      </text:list>
      <text:p text:style-name="P71"/>
      <text:list text:style-name="LFO1" text:continue-numbering="true">
        <text:list-item>
          <text:p text:style-name="P72">Gears of war</text:p>
          <text:list text:continue-numbering="true">
            <text:list-item>
              <text:p text:style-name="P73">Présentation : <text:s/></text:p>
            </text:list-item>
            <text:list-item>
              <text:p text:style-name="P74">Configuration minimale :</text:p>
            </text:list-item>
            <text:list-item>
              <text:p text:style-name="P75">Lien JV.com :</text:p>
            </text:list-item>
          </text:list>
        </text:list-item>
      </text:list>
      <text:p text:style-name="P76"/>
      <text:list text:style-name="LFO1" text:continue-numbering="true">
        <text:list-item>
          <text:p text:style-name="P77">Left for dead</text:p>
          <text:list text:continue-numbering="true">
            <text:list-item>
              <text:p text:style-name="P78">Présentation : <text:s/></text:p>
            </text:list-item>
            <text:list-item>
              <text:p text:style-name="P79">Configuration minimale :</text:p>
            </text:list-item>
            <text:list-item>
              <text:p text:style-name="P80">Lien JV.com :</text:p>
            </text:list-item>
          </text:list>
        </text:list-item>
      </text:list>
      <text:p text:style-name="P81"/>
      <text:list text:style-name="LFO1" text:continue-numbering="true">
        <text:list-item>
          <text:p text:style-name="P82">Killing floor</text:p>
          <text:list text:continue-numbering="true">
            <text:list-item>
              <text:p text:style-name="P83">Présentation : <text:s/></text:p>
            </text:list-item>
            <text:list-item>
              <text:p text:style-name="P84">Configuration minimale :</text:p>
            </text:list-item>
            <text:list-item>
              <text:p text:style-name="P85">Lien JV.com :</text:p>
            </text:list-item>
          </text:list>
        </text:list-item>
      </text:list>
      <text:p text:style-name="P86"/>
      <text:list text:style-name="LFO1" text:continue-numbering="true">
        <text:list-item>
          <text:p text:style-name="P87">Borderlands</text:p>
          <text:list text:continue-numbering="true">
            <text:list-item>
              <text:p text:style-name="P88">Présentation : <text:s/></text:p>
            </text:list-item>
            <text:list-item>
              <text:p text:style-name="P89">Configuration minimale :</text:p>
            </text:list-item>
            <text:list-item>
              <text:p text:style-name="P90">Lien JV.com :</text:p>
            </text:list-item>
          </text:list>
        </text:list-item>
      </text:list>
      <text:p text:style-name="Normal"/>
      <text:list text:style-name="LFO1" text:continue-numbering="true">
        <text:list-item>
          <text:p text:style-name="P91">Team fortress 2 (gratuit)</text:p>
          <text:list text:continue-numbering="true">
            <text:list-item>
              <text:p text:style-name="P92">Présentation : <text:s/></text:p>
            </text:list-item>
            <text:list-item>
              <text:p text:style-name="P93">Configuration minimale :</text:p>
            </text:list-item>
            <text:list-item>
              <text:p text:style-name="P94">Lien JV.com :</text:p>
            </text:list-item>
          </text:list>
        </text:list-item>
      </text:list>
      <text:p text:style-name="P95"/>
      <text:p text:style-name="Normal"/>
      <text:p text:style-name="P96"><text:span text:style-name="Strong">Course auto :</text:span></text:p>
      <text:list text:style-name="LFO1" text:continue-numbering="true">
        <text:list-item>
          <text:p text:style-name="P97">Blur</text:p>
        </text:list-item>
        <text:list-item>
          <text:p text:style-name="P98">Split second</text:p>
        </text:list-item>
        <text:list-item>
          <text:p text:style-name="P99">Need for speed</text:p>
        </text:list-item>
        <text:list-item>
          <text:p text:style-name="P100">Flat out</text:p>
        </text:list-item>
        <text:list-item>
          <text:p text:style-name="P101">Trackmania</text:p>
        </text:list-item>
      </text:list>
      <text:p text:style-name="Normal"/>
      <text:soft-page-break/>
      <text:p text:style-name="P102"><text:span text:style-name="Strong">Autres :</text:span></text:p>
      <text:list text:style-name="LFO1" text:continue-numbering="true">
        <text:list-item>
          <text:p text:style-name="P103">GTA</text:p>
        </text:list-item>
        <text:list-item>
          <text:p text:style-name="P104">Sins of a solar empire</text:p>
        </text:list-item>
        <text:list-item>
          <text:p text:style-name="P105">Diablo</text:p>
        </text:list-item>
        <text:list-item>
          <text:p text:style-name="P106">Titan quest</text:p>
        </text:list-item>
        <text:list-item>
          <text:p text:style-name="P107">Warcraft 3</text:p>
        </text:list-item>
        <text:list-item>
          <text:p text:style-name="P108">Worms</text:p>
        </text:list-item>
        <text:list-item>
          <text:p text:style-name="P109">Spellforce</text:p>
        </text:list-item>
      </text:list>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fo:color="#5A5A5A"/>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Calibri"/>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obin DENAUX</meta:initial-creator>
    <dc:creator>Robin DENAUX</dc:creator>
    <meta:creation-date>2012-11-17T09:10:00Z</meta:creation-date>
    <dc:date>2012-11-17T12:28:00Z</dc:date>
    <meta:template xlink:href="Normal" xlink:type="simple"/>
    <meta:editing-cycles>6</meta:editing-cycles>
    <meta:editing-duration>PT9960S</meta:editing-duration>
    <meta:document-statistic meta:page-count="6" meta:paragraph-count="12" meta:word-count="941" meta:character-count="6110" meta:row-count="43" meta:non-whitespace-character-count="5181"/>
  </office:meta>
</office:document-meta>
</file>